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dge left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style-name="ce1" office:value-type="string" calcext:value-type="string">
            <text:p>Edge top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creen width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Screen height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Content width</text:p>
          </table:table-cell>
          <table:table-cell table:formula="of:=[.B3]-[.B1]-[.B1]"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Content height</text:p>
          </table:table-cell>
          <table:table-cell table:formula="of:=[.B4]-[.B2]-[.B2]"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ffmpeg cmd</text:p>
          </table:table-cell>
          <table:table-cell table:formula="of:=&quot;crop=&quot;&amp;[.B5]&amp;&quot;:&quot;&amp;[.B6]&amp;&quot;:&quot;&amp;[.B1]&amp;&quot;:&quot;&amp;[.B2]" office:value-type="string" office:string-value="crop=2420:1720:710:220" calcext:value-type="string">
            <text:p>crop=2420:1720:710:220</text:p>
          </table:table-cell>
        </table:table-row>
        <table:table-row table:style-name="ro1">
          <table:table-cell office:value-type="string" calcext:value-type="string">
            <text:p>ffmpeg full cmd</text:p>
          </table:table-cell>
          <table:table-cell table:formula="of:=&quot;ffmpeg -i input.webm -filter:v &quot;&quot;&quot;&amp;[.B7]&amp;&quot;&quot;&quot; output.webm&quot;" office:value-type="string" office:string-value="ffmpeg -i input.webm -filter:v &quot;crop=2420:1720:710:220&quot; output.webm" calcext:value-type="string">
            <text:p>ffmpeg -i input.webm -filter:v "crop=2420:1720:710:220" output.we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09:44:29.094171305</meta:creation-date>
    <dc:date>2022-03-19T10:37:23.179643495</dc:date>
    <meta:editing-duration>PT42M45S</meta:editing-duration>
    <meta:editing-cycles>3</meta:editing-cycles>
    <meta:generator>LibreOffice/7.2.5.2$Linux_X86_64 LibreOffice_project/20$Build-2</meta:generator>
    <meta:document-statistic meta:table-count="1" meta:cell-count="16" meta:object-count="0"/>
  </office:meta>
</office:document-meta>
</file>